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599ce" officeooo:paragraph-rsid="000599ce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weight="bold" officeooo:rsid="000599ce" officeooo:paragraph-rsid="000599c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weight="bold" officeooo:rsid="000599ce" officeooo:paragraph-rsid="000599ce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Times New Roman" fo:font-weight="bold" officeooo:rsid="000599ce" officeooo:paragraph-rsid="000599ce" style:font-weight-asian="bold" style:font-weight-complex="bold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Times New Roman" fo:font-weight="normal" officeooo:rsid="000599ce" officeooo:paragraph-rsid="000599ce" style:font-weight-asian="normal" style:font-weight-complex="normal"/>
    </style:style>
    <style:style style:name="T1" style:family="text">
      <style:text-properties officeooo:rsid="000599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<text:span text:style-name="T1">UFFS</text:span></text:p>
      <text:p text:style-name="P2">Professora Raquel Pegoraro</text:p>
      <text:p text:style-name="P2"/>
      <text:p text:style-name="P3">Nomes: Patric, Vinicius.</text:p>
      <text:p text:style-name="P3"/>
      <text:list xml:id="list4739514881567118475" text:style-name="L1">
        <text:list-item>
          <text:p text:style-name="P4">Definição de Plataformas de Desenvolvimento:</text:p>
        </text:list-item>
      </text:list>
      <text:p text:style-name="P5"><text:span text:style-name="T2"><text:tab/></text:span><text:span text:style-name="T4">PHP 5.6 para o back-end do projeto.</text:span></text:p>
      <text:p text:style-name="P5"><text:span text:style-name="T4"><text:tab/>HTML 4 e 5, CSS, JavaScript, jQuery para o desenvolvimento do front-end. </text:span></text:p>
      <text:p text:style-name="P5"/>
      <text:list xml:id="list1321630179778847893" text:style-name="L3">
        <text:list-item>
          <text:p text:style-name="P6"><text:span text:style-name="T3">Definição das Ferramentas a Serem Utilizadas:</text:span></text:p>
          <text:p text:style-name="P7"><text:span text:style-name="T3">XAMPP para a instalação de todas as ferramentas necessárias de uma só vez.</text:span></text:p>
          <text:p text:style-name="P7"><text:span text:style-name="T3">Sublime Text 3 como IDE de programação.</text:span></text:p>
          <text:p text:style-name="P7"><text:span text:style-name="T3">Github para backup e organização do projeto.</text:span></text:p>
          <text:p text:style-name="P7"><text:span text:style-name="T3">MySql e MysqlWorkBench para Banco de Dados.</text:span></text:p>
          <text:p text:style-name="P7"><text:span text:style-name="T3"/></text:p>
        </text:list-item>
        <text:list-item>
          <text:p text:style-name="P6"><text:span text:style-name="T3">Definição de Padrões ou Alternativas Para Atender aos Requisitos Não Funcionais Intrínsecos ao projeto:</text:span></text:p>
          <text:p text:style-name="P7"><text:span text:style-name="T3">PHP estrutural, padrões de estilo do materialize para facilitar o design mobile, padrões mobile-first, Design Patterns do PHP até o PSR-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42:37.494430654</meta:creation-date>
    <dc:date>2016-03-18T19:55:49.723517043</dc:date>
    <meta:editing-duration>PT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20" meta:character-count="743" meta:non-whitespace-character-count="641"/>
  </office:meta>
</office:document-meta>
</file>